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06ee" officeooo:paragraph-rsid="001506ee"/>
    </style:style>
    <style:style style:name="P2" style:family="paragraph" style:parent-style-name="Standard">
      <style:paragraph-properties fo:text-align="start" style:justify-single-word="false"/>
      <style:text-properties officeooo:rsid="00191c2d" officeooo:paragraph-rsid="00191c2d"/>
    </style:style>
    <style:style style:name="P3" style:family="paragraph" style:parent-style-name="Standard">
      <style:paragraph-properties fo:text-align="start" style:justify-single-word="false"/>
      <style:text-properties officeooo:rsid="00197caa" officeooo:paragraph-rsid="00197caa"/>
    </style:style>
    <style:style style:name="P4" style:family="paragraph" style:parent-style-name="Standard">
      <style:paragraph-properties fo:text-align="start" style:justify-single-word="false"/>
      <style:text-properties officeooo:rsid="0019b961" officeooo:paragraph-rsid="0019b961"/>
    </style:style>
    <style:style style:name="P5" style:family="paragraph" style:parent-style-name="Standard">
      <style:paragraph-properties fo:text-align="start" style:justify-single-word="false"/>
      <style:text-properties officeooo:rsid="001a9871" officeooo:paragraph-rsid="001a9871"/>
    </style:style>
    <style:style style:name="P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506ee" officeooo:paragraph-rsid="001ba300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1506ee" officeooo:paragraph-rsid="001ba300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506ee" officeooo:paragraph-rsid="001ba30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a9871" officeooo:paragraph-rsid="001a9871"/>
    </style:style>
    <style:style style:name="T1" style:family="text">
      <style:text-properties officeooo:rsid="001649e3"/>
    </style:style>
    <style:style style:name="T2" style:family="text">
      <style:text-properties officeooo:rsid="0018031d"/>
    </style:style>
    <style:style style:name="T3" style:family="text">
      <style:text-properties officeooo:rsid="0018b302"/>
    </style:style>
    <style:style style:name="T4" style:family="text">
      <style:text-properties officeooo:rsid="00197caa"/>
    </style:style>
    <style:style style:name="T5" style:family="text">
      <style:text-properties officeooo:rsid="0019b961"/>
    </style:style>
    <style:style style:name="T6" style:family="text">
      <style:text-properties style:text-position="super 58%"/>
    </style:style>
    <style:style style:name="T7" style:family="text">
      <style:text-properties officeooo:rsid="001e7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EO Telethon outline</text:p>
      <text:p text:style-name="P7">March 2<text:span text:style-name="T7">5</text:span>, 2015</text:p>
      <text:p text:style-name="P8"/>
      <text:p text:style-name="P1"/>
      <text:p text:style-name="P1">- <text:span text:style-name="T1">File input and Database setup</text:span></text:p>
      <text:p text:style-name="P1"><text:tab/>- <text:span text:style-name="T2">comma seperated file - done</text:span></text:p>
      <text:p text:style-name="P1"><text:tab/>- <text:span text:style-name="T2">setup the province/titles/region – need to keep a standard set – need to confirm with Kim about similar values</text:span></text:p>
      <text:p text:style-name="P1"/>
      <text:p text:style-name="P1">- <text:span text:style-name="T1">Screen design</text:span></text:p>
      <text:p text:style-name="P1"><text:tab/>- <text:span text:style-name="T3">see the jira screens</text:span></text:p>
      <text:p text:style-name="P1"/>
      <text:p text:style-name="P1">- <text:span text:style-name="T1">Setup a staging server – my home server will be the server.</text:span></text:p>
      <text:p text:style-name="P1"/>
      <text:p text:style-name="P1">- <text:span text:style-name="T1">Functionality of each screen</text:span></text:p>
      <text:p text:style-name="P1"><text:tab/>- <text:span text:style-name="T1">login (User/pass) – keep time, number of completed tickets</text:span></text:p>
      <text:p text:style-name="P1"><text:tab/>- <text:span text:style-name="T1">Pledge Summary – overview of completed / open tickets / batches</text:span></text:p>
      <text:p text:style-name="P1"><text:tab/>- <text:span text:style-name="T1">Ticker – see options</text:span></text:p>
      <text:p text:style-name="P1"><text:tab/>- <text:span text:style-name="T1">Search – person, pledge #, Organization name, amount</text:span></text:p>
      <text:p text:style-name="P1"><text:tab/>- <text:span text:style-name="T1">Batch input - #, Total, sub-total, amount, pledge #, name...</text:span></text:p>
      <text:p text:style-name="P1"><text:tab/><text:tab/></text:p>
      <text:p text:style-name="P1">- <text:span text:style-name="T1">Crawl output (.txt)</text:span></text:p>
      <text:p text:style-name="P1">- <text:span text:style-name="T1">USB stick for limited access – Ubuntu basic</text:span></text:p>
      <text:p text:style-name="P1">- <text:span text:style-name="T1">Testing</text:span></text:p>
      <text:p text:style-name="P1"/>
      <text:p text:style-name="P1"/>
      <text:p text:style-name="P2">Deadlines:</text:p>
      <text:p text:style-name="P2">March 23-27</text:p>
      <text:p text:style-name="P2"><text:tab/><text:span text:style-name="T5">[Give Kim Document for Requirement gathering] – Invoice for $500-$1000</text:span></text:p>
      <text:p text:style-name="P2"><text:tab/>Database Structure outline</text:p>
      <text:p text:style-name="P2"><text:tab/>Load CSV</text:p>
      <text:p text:style-name="P2"><text:tab/>Create a default loads – load available options for certain categories</text:p>
      <text:p text:style-name="P2"/>
      <text:p text:style-name="P2">March 30-April <text:span text:style-name="T4">3</text:span></text:p>
      <text:p text:style-name="P2"><text:tab/><text:span text:style-name="T5">[Give Kim Proposal Doc] – Invoice for $500-$1000</text:span></text:p>
      <text:p text:style-name="P2"><text:tab/><text:span text:style-name="T4">Create staging server</text:span></text:p>
      <text:p text:style-name="P2"><text:tab/><text:span text:style-name="T4">Pick a simple fast theme or bootstrap</text:span></text:p>
      <text:p text:style-name="P2"><text:tab/><text:span text:style-name="T4">Basic page outline with form inputs</text:span></text:p>
      <text:p text:style-name="P2"/>
      <text:p text:style-name="P3">April 6-10</text:p>
      <text:p text:style-name="P3"><text:tab/>Create database</text:p>
      <text:p text:style-name="P3"><text:tab/>User login</text:p>
      <text:p text:style-name="P3"><text:tab/>Batch input page</text:p>
      <text:p text:style-name="P3"><text:tab/></text:p>
      <text:p text:style-name="P3">April 13-17</text:p>
      <text:p text:style-name="P3"><text:tab/><text:span text:style-name="T5">[Mock up Screens forms] – Invoice for $1000</text:span></text:p>
      <text:p text:style-name="P3"><text:tab/>Pledge summary</text:p>
      <text:p text:style-name="P3"><text:tab/>Search by page with returns</text:p>
      <text:p text:style-name="P3"><text:soft-page-break/><text:tab/>Ticker output</text:p>
      <text:p text:style-name="P3"/>
      <text:p text:style-name="P3">April 20-24</text:p>
      <text:p text:style-name="P3"><text:tab/>Print output and display stats</text:p>
      <text:p text:style-name="P2"><text:tab/><text:span text:style-name="T5">Custom API and Plugin for Wordpress</text:span></text:p>
      <text:p text:style-name="P2"/>
      <text:p text:style-name="P4">April 27 – May 1</text:p>
      <text:p text:style-name="P4"><text:tab/>[Give Kim access to Staging Server] – Invoice for $3000.00</text:p>
      <text:p text:style-name="P4"><text:tab/>Begin testing the server</text:p>
      <text:p text:style-name="P4"><text:tab/>Make customizations</text:p>
      <text:p text:style-name="P4"/>
      <text:p text:style-name="P4">May 5 – 9</text:p>
      <text:p text:style-name="P4"><text:tab/>More Customizations and stats output</text:p>
      <text:p text:style-name="P4"><text:tab/></text:p>
      <text:p text:style-name="P4">May 12 – 16</text:p>
      <text:p text:style-name="P4"><text:tab/>Invoice for Testing</text:p>
      <text:p text:style-name="P4"><text:tab/>Deliver product</text:p>
      <text:p text:style-name="P4"><text:tab/>Create usb sticks for volunteers</text:p>
      <text:p text:style-name="P4"/>
      <text:p text:style-name="P4"/>
      <text:p text:style-name="P5">Deadline – June 1<text:span text:style-name="T6">st</text:span></text:p>
      <text:p text:style-name="P9">DO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08:46:55.344653003</meta:creation-date>
    <dc:date>2015-03-25T10:08:48.809761293</dc:date>
    <meta:editing-duration>PT3H23M37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55" meta:word-count="256" meta:character-count="1560" meta:non-whitespace-character-count="1303"/>
  </office:meta>
</office:document-meta>
</file>